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8.25pt"/>
    </style:style>
    <style:style style:name="co2" style:family="table-column">
      <style:table-column-properties fo:break-before="auto" style:column-width="190.6pt"/>
    </style:style>
    <style:style style:name="co3" style:family="table-column">
      <style:table-column-properties fo:break-before="auto" style:column-width="159.59pt"/>
    </style:style>
    <style:style style:name="co4" style:family="table-column">
      <style:table-column-properties fo:break-before="auto" style:column-width="150.55pt"/>
    </style:style>
    <style:style style:name="co5" style:family="table-column">
      <style:table-column-properties fo:break-before="auto" style:column-width="81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>
      <style:table-cell-properties fo:background-color="#00cc00" style:cell-protect="protected" style:print-content="true" style:text-align-source="fix" style:repeat-content="false" style:vertical-align="middle"/>
      <style:paragraph-properties fo:text-align="center" fo:margin-left="0pt"/>
      <style:text-properties fo:color="#ce181e" fo:font-weight="bold" style:font-weight-asian="bold" style:font-weight-complex="bold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fo:color="#ce181e" fo:font-weight="bold" style:font-weight-asian="bold" style:font-weight-complex="bold"/>
    </style:style>
    <style:style style:name="ce8" style:family="table-cell" style:parent-style-name="Default">
      <style:table-cell-properties fo:background-color="#ffff66" style:cell-protect="protected" style:print-content="true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00ffff" style:cell-protect="protected" style:print-content="true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51pt solid #000000" style:cell-protect="protected" style:print-content="true" style:text-align-source="fix" style:repeat-content="false" fo:border-left="3pt solid #ff3333" fo:border-right="0.51pt solid #000000" fo:border-top="3pt solid #ff3333"/>
      <style:paragraph-properties fo:text-align="center" fo:margin-left="0pt"/>
    </style:style>
    <style:style style:name="ce13" style:family="table-cell" style:parent-style-name="Default">
      <style:table-cell-properties fo:border-bottom="0.51pt solid #000000" style:cell-protect="protected" style:print-content="true" style:text-align-source="fix" style:repeat-content="false" fo:border-left="3pt solid #ff3333" fo:border-right="0.51pt solid #000000" fo:border-top="0.51pt solid #000000"/>
      <style:paragraph-properties fo:text-align="center" fo:margin-left="0pt"/>
    </style:style>
    <style:style style:name="ce17" style:family="table-cell" style:parent-style-name="Default">
      <style:table-cell-properties fo:border-bottom="3pt solid #ff3333" style:cell-protect="protected" style:print-content="true" style:text-align-source="fix" style:repeat-content="false" fo:border-left="3pt solid #ff3333" fo:border-right="0.51pt solid #000000" fo:border-top="0.51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>
      <style:table-cell-properties fo:border-bottom="0.51pt solid #000000" fo:background-color="#fff200" style:cell-protect="none" style:print-content="true" style:text-align-source="fix" style:repeat-content="false" fo:border-left="0.51pt solid #000000" fo:border-right="3pt solid #ff3333" fo:border-top="3pt solid #ff3333"/>
      <style:paragraph-properties fo:text-align="center" fo:margin-left="0pt"/>
    </style:style>
    <style:style style:name="ce22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7]&gt;[.B6])" style:apply-style-name="Error" style:base-cell-address="ATMega328P.B7"/>
    </style:style>
    <style:style style:name="ce34" style:family="table-cell" style:parent-style-name="Default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35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#REF!&gt;#REF!*1.1)" style:apply-style-name="Error" style:base-cell-address="ATMega328P.B9"/>
    </style:style>
    <style:style style:name="ce24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328P.B11"/>
    </style:style>
    <style:style style:name="ce37" style:family="table-cell" style:parent-style-name="Default" style:data-style-name="N1">
      <style:table-cell-properties fo:border-bottom="0.51pt solid #000000" fo:background-color="#00ffff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38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#REF!&gt;#REF!)" style:apply-style-name="Error" style:base-cell-address="ATMega328P.B13"/>
    </style:style>
    <style:style style:name="ce27" style:family="table-cell" style:parent-style-name="Default" style:data-style-name="N125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39" style:family="table-cell" style:parent-style-name="Default">
      <style:table-cell-properties fo:border-bottom="3pt solid #ff3333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29" style:family="table-cell" style:parent-style-name="Default">
      <style:table-cell-properties fo:background-color="#cc0000" style:text-align-source="fix" style:repeat-content="false"/>
      <style:paragraph-properties fo:text-align="center" fo:margin-left="0pt"/>
      <style:text-properties fo:color="#ffff66"/>
    </style:style>
    <style:style style:name="ce41" style:family="table-cell" style:parent-style-name="Default">
      <style:table-cell-properties fo:border-bottom="0.74pt solid #000000" fo:background-color="#00ffff" style:cell-protect="protected" style:print-content="true" style:text-align-source="fix" style:repeat-content="false" fo:border-left="none" fo:border-right="3pt solid #3333ff" fo:border-top="0.74pt solid #000000"/>
      <style:paragraph-properties fo:text-align="center" fo:margin-left="0pt"/>
    </style:style>
    <style:style style:name="ce4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3pt solid #3333ff" fo:border-top="0.74pt solid #000000"/>
      <style:paragraph-properties fo:text-align="center" fo:margin-left="0pt"/>
    </style:style>
    <style:style style:name="ce43" style:family="table-cell" style:parent-style-name="Default" style:data-style-name="N122">
      <style:table-cell-properties style:cell-protect="protected" style:print-content="true"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fo:border-bottom="0.74pt solid #000000" fo:background-color="#ffff99" style:cell-protect="protected" style:print-content="true" style:text-align-source="fix" style:repeat-content="false" fo:border-left="3pt solid #3333ff" fo:border-right="3pt solid #0000ff" fo:border-top="3pt solid #0000ff"/>
      <style:paragraph-properties fo:text-align="center" fo:margin-left="0pt"/>
    </style:style>
    <style:style style:name="ce45" style:family="table-cell" style:parent-style-name="Default" style:data-style-name="N123">
      <style:table-cell-properties fo:border-bottom="3pt solid #3333ff" style:cell-protect="protected" style:print-content="true" style:text-align-source="fix" style:repeat-content="false" fo:border-left="3pt solid #3333ff" fo:border-right="3pt solid #0000ff" fo:border-top="0.74pt solid #000000"/>
      <style:paragraph-properties fo:text-align="center" fo:margin-left="0pt"/>
    </style:style>
    <style:style style:name="ce21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7]&gt;[.B6])" style:apply-style-name="Error" style:base-cell-address="ATMega1284P.B7"/>
    </style:style>
    <style:style style:name="ce51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9]&gt;[.D13]*1.1)" style:apply-style-name="Error" style:base-cell-address="ATMega1284P.B9"/>
    </style:style>
    <style:style style:name="ce52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1284P.B11"/>
    </style:style>
    <style:style style:name="ce53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13]&gt;[.B14])" style:apply-style-name="Error" style:base-cell-address="ATMega1284P.B13"/>
    </style:style>
    <style:style style:name="T1" style:family="text">
      <style:text-properties fo:color="#ffff66"/>
    </style:style>
  </office:automatic-styles>
  <office:body>
    <office:spreadsheet>
      <table:calculation-settings table:automatic-find-labels="false" table:use-regular-expressions="false" table:use-wildcards="true"/>
      <table:table table:name="ATMega328P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4" office:value-type="string" calcext:value-type="string" table:number-columns-spanned="2" table:number-rows-spanned="1">
            <text:p>AsksinPP tmbattery.h tmBatteryResDiv calculator for <text:span text:style-name="T1">ATMega328P</text:span></text:p>
          </table:table-cell>
          <table:covered-table-cell table:style-name="ce19"/>
          <table:table-cell table:style-name="ce11" table:number-columns-repeated="2"/>
          <table:table-cell/>
        </table:table-row>
        <table:table-row table:style-name="ro2">
          <table:table-cell table:style-name="ce5"/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8" office:value-type="string" calcext:value-type="string">
            <text:p>1. enter yellow cells B5,B6, and B8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0" office:value-type="string" calcext:value-type="string">
            <text:p>2. FACTOR for tmBatteryResDiv is in cell B11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1"/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2" office:value-type="string" calcext:value-type="string">
            <text:p>Vinmax[V]</text:p>
          </table:table-cell>
          <table:table-cell table:style-name="ce32" office:value-type="float" office:value="6.27" calcext:value-type="float">
            <text:p>6.27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13" office:value-type="string" calcext:value-type="string">
            <text:p>Vin[V]</text:p>
          </table:table-cell>
          <table:table-cell table:style-name="ce22" office:value-type="float" office:value="5.7" calcext:value-type="float">
            <text:p>5.7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13" office:value-type="string" calcext:value-type="string">
            <text:p>Rlow[kOhm]</text:p>
          </table:table-cell>
          <table:table-cell table:style-name="ce34" office:value-type="float" office:value="100" calcext:value-type="float">
            <text:p>100</text:p>
          </table:table-cell>
          <table:table-cell table:style-name="ce19"/>
          <table:table-cell table:style-name="ce11"/>
          <table:table-cell/>
        </table:table-row>
        <table:table-row table:style-name="ro1">
          <table:table-cell table:style-name="ce13" office:value-type="string" calcext:value-type="string">
            <text:p>Rhigh[kOhm]</text:p>
          </table:table-cell>
          <table:table-cell table:style-name="ce35" office:value-type="float" office:value="470" calcext:value-type="float">
            <text:p>470</text:p>
          </table:table-cell>
          <table:table-cell table:style-name="ce19"/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ges[kOhm]</text:p>
          </table:table-cell>
          <table:table-cell table:style-name="ce34" table:formula="of:=[.B8]+[.B9]" office:value-type="float" office:value="570" calcext:value-type="float">
            <text:p>570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13" office:value-type="string" calcext:value-type="string">
            <text:p>actual_divider_ratio</text:p>
          </table:table-cell>
          <table:table-cell table:style-name="ce24" table:formula="of:=[.B8]/[.B10]" office:value-type="float" office:value="0.175438596491228" calcext:value-type="float">
            <text:p>0.175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13" office:value-type="string" calcext:value-type="string">
            <text:p>1000/actual_divider_ratio</text:p>
          </table:table-cell>
          <table:table-cell table:style-name="ce37" table:formula="of:=ROUND(1000/[.B11])" office:value-type="float" office:value="5700" calcext:value-type="float">
            <text:p>5700</text:p>
          </table:table-cell>
          <table:table-cell table:style-name="ce41" office:value-type="string" calcext:value-type="string">
            <text:p>FACTOR in sketch</text:p>
          </table:table-cell>
          <table:table-cell table:style-name="ce44" office:value-type="string" calcext:value-type="string">
            <text:p>Rhigh for best resolution[kOhm]</text:p>
          </table:table-cell>
          <table:table-cell/>
        </table:table-row>
        <table:table-row table:style-name="ro1">
          <table:table-cell table:style-name="ce13" office:value-type="string" calcext:value-type="string">
            <text:p>Vdivided[V]</text:p>
          </table:table-cell>
          <table:table-cell table:style-name="ce38" table:formula="of:=[.B7]*[.B11]" office:value-type="float" office:value="1" calcext:value-type="float">
            <text:p>1.000</text:p>
          </table:table-cell>
          <table:table-cell table:style-name="ce42" office:value-type="string" calcext:value-type="string">
            <text:p>must be &lt; Vbandgap</text:p>
          </table:table-cell>
          <table:table-cell table:style-name="ce45" table:formula="of:=[.B8]*([.B6]/[.B14]-1)" office:value-type="float" office:value="470" calcext:value-type="float">
            <text:p>470</text:p>
          </table:table-cell>
          <table:table-cell/>
        </table:table-row>
        <table:table-row table:style-name="ro2">
          <table:table-cell table:style-name="ce13" office:value-type="string" calcext:value-type="string">
            <text:p>ATMega328P Vbandgap[V]</text:p>
          </table:table-cell>
          <table:table-cell table:style-name="ce34" office:value-type="float" office:value="1.1" calcext:value-type="float">
            <text:p>1.1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13" office:value-type="string" calcext:value-type="string">
            <text:p>ADC resolution[mV]</text:p>
          </table:table-cell>
          <table:table-cell table:style-name="ce27" table:formula="of:=[.B14]/1024*1000/[.B11]" office:value-type="float" office:value="6.123046875" calcext:value-type="float">
            <text:p>6.1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13" office:value-type="string" calcext:value-type="string">
            <text:p>ADC conversion result (0..1023)</text:p>
          </table:table-cell>
          <table:table-cell table:style-name="ce34" table:formula="of:=FLOOR([.B13]/[.B14]*1024)" office:value-type="float" office:value="930" calcext:value-type="float">
            <text:p>930</text:p>
          </table:table-cell>
          <table:table-cell table:style-name="ce43"/>
          <table:table-cell table:style-name="ce11"/>
          <table:table-cell/>
        </table:table-row>
        <table:table-row table:style-name="ro2">
          <table:table-cell table:style-name="ce17" office:value-type="string" calcext:value-type="string">
            <text:p>tmBattery measurement result[mV]</text:p>
          </table:table-cell>
          <table:table-cell table:style-name="ce39" table:formula="of:=ROUND([.B16]/1024*[.B14]*[.B12])" office:value-type="float" office:value="5694" calcext:value-type="float">
            <text:p>5694</text:p>
          </table:table-cell>
          <table:table-cell table:style-name="ce11" table:number-columns-repeated="2"/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29" office:value-type="string" calcext:value-type="string">
            <text:p>Red cell color above indicates an error</text:p>
          </table:table-cell>
          <table:table-cell table:number-columns-repeated="3"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ATMega328P.B13:ATMega328P.B13">
            <calcext:condition calcext:apply-style-name="Error" calcext:value="formula-is(#REF!&gt;#REF!)" calcext:base-cell-address="ATMega328P.B13"/>
          </calcext:conditional-format>
          <calcext:conditional-format calcext:target-range-address="ATMega328P.B9:ATMega328P.B9">
            <calcext:condition calcext:apply-style-name="Error" calcext:value="formula-is(#REF!&gt;#REF!*1.1)" calcext:base-cell-address="ATMega328P.B9"/>
          </calcext:conditional-format>
          <calcext:conditional-format calcext:target-range-address="ATMega328P.B11:ATMega328P.B11">
            <calcext:condition calcext:apply-style-name="Error" calcext:value="&gt;1" calcext:base-cell-address="ATMega328P.B11"/>
          </calcext:conditional-format>
          <calcext:conditional-format calcext:target-range-address="ATMega328P.B7:ATMega328P.B7">
            <calcext:condition calcext:apply-style-name="Error" calcext:value="formula-is([.B7]&gt;[.B6])" calcext:base-cell-address="ATMega328P.B7"/>
          </calcext:conditional-format>
        </calcext:conditional-formats>
      </table:table>
      <table:table table:name="ATMega1284P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4" office:value-type="string" calcext:value-type="string" table:number-columns-spanned="2" table:number-rows-spanned="1">
            <text:p>AsksinPP tmbattery.h tmBatteryResDiv calculator for <text:span text:style-name="T1">ATMega1284P</text:span></text:p>
          </table:table-cell>
          <table:covered-table-cell table:style-name="ce19"/>
          <table:table-cell table:style-name="ce11" table:number-columns-repeated="2"/>
          <table:table-cell/>
        </table:table-row>
        <table:table-row table:style-name="ro2">
          <table:table-cell table:style-name="ce5"/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8" office:value-type="string" calcext:value-type="string">
            <text:p>1. enter yellow cells B5,B6, and B8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0" office:value-type="string" calcext:value-type="string">
            <text:p>2. FACTOR for tmBatteryResDiv is in cell B11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1"/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2" office:value-type="string" calcext:value-type="string">
            <text:p>Vinmax[V]</text:p>
          </table:table-cell>
          <table:table-cell table:style-name="ce32" office:value-type="float" office:value="3.3" calcext:value-type="float">
            <text:p>3.3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13" office:value-type="string" calcext:value-type="string">
            <text:p>Vin[V]</text:p>
          </table:table-cell>
          <table:table-cell table:style-name="ce21" office:value-type="float" office:value="2.7" calcext:value-type="float">
            <text:p>2.7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13" office:value-type="string" calcext:value-type="string">
            <text:p>Rlow[kOhm]</text:p>
          </table:table-cell>
          <table:table-cell table:style-name="ce34" office:value-type="float" office:value="270" calcext:value-type="float">
            <text:p>270</text:p>
          </table:table-cell>
          <table:table-cell table:style-name="ce19"/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high[kOhm]</text:p>
          </table:table-cell>
          <table:table-cell table:style-name="ce51" office:value-type="float" office:value="72" calcext:value-type="float">
            <text:p>72</text:p>
          </table:table-cell>
          <table:table-cell table:style-name="ce19"/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ges[kOhm]</text:p>
          </table:table-cell>
          <table:table-cell table:style-name="ce34" table:formula="of:=[.B8]+[.B9]" office:value-type="float" office:value="342" calcext:value-type="float">
            <text:p>342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13" office:value-type="string" calcext:value-type="string">
            <text:p>actual_divider_ratio</text:p>
          </table:table-cell>
          <table:table-cell table:style-name="ce52" table:formula="of:=[.B8]/[.B10]" office:value-type="float" office:value="0.789473684210526" calcext:value-type="float">
            <text:p>0.789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13" office:value-type="string" calcext:value-type="string">
            <text:p>1000/actual_divider_ratio</text:p>
          </table:table-cell>
          <table:table-cell table:style-name="ce37" table:formula="of:=ROUND(1000/[.B11])" office:value-type="float" office:value="1267" calcext:value-type="float">
            <text:p>1267</text:p>
          </table:table-cell>
          <table:table-cell table:style-name="ce41" office:value-type="string" calcext:value-type="string">
            <text:p>FACTOR in sketch</text:p>
          </table:table-cell>
          <table:table-cell table:style-name="ce44" office:value-type="string" calcext:value-type="string">
            <text:p>Rhigh for best resolution[kOhm]</text:p>
          </table:table-cell>
          <table:table-cell/>
        </table:table-row>
        <table:table-row table:style-name="ro1">
          <table:table-cell table:style-name="ce13" office:value-type="string" calcext:value-type="string">
            <text:p>Vdivided[V]</text:p>
          </table:table-cell>
          <table:table-cell table:style-name="ce53" table:formula="of:=[.B7]*[.B11]" office:value-type="float" office:value="2.13157894736842" calcext:value-type="float">
            <text:p>2.132</text:p>
          </table:table-cell>
          <table:table-cell table:style-name="ce42" office:value-type="string" calcext:value-type="string">
            <text:p>must be &lt; Vbandgap</text:p>
          </table:table-cell>
          <table:table-cell table:style-name="ce45" table:formula="of:=[.B8]*([.B6]/[.B14]-1)" office:value-type="float" office:value="78.046875" calcext:value-type="float">
            <text:p>78</text:p>
          </table:table-cell>
          <table:table-cell/>
        </table:table-row>
        <table:table-row table:style-name="ro2">
          <table:table-cell table:style-name="ce13" office:value-type="string" calcext:value-type="string">
            <text:p>ATMega328P Vbandgap[V]</text:p>
          </table:table-cell>
          <table:table-cell table:style-name="ce34" office:value-type="float" office:value="2.56" calcext:value-type="float">
            <text:p>2.56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13" office:value-type="string" calcext:value-type="string">
            <text:p>ADC resolution[mV]</text:p>
          </table:table-cell>
          <table:table-cell table:style-name="ce27" table:formula="of:=[.B14]/1024*1000/[.B11]" office:value-type="float" office:value="3.16666666666667" calcext:value-type="float">
            <text:p>3.2</text:p>
          </table:table-cell>
          <table:table-cell table:style-name="ce11" table:number-columns-repeated="2"/>
          <table:table-cell/>
        </table:table-row>
        <table:table-row table:style-name="ro2">
          <table:table-cell table:style-name="ce13" office:value-type="string" calcext:value-type="string">
            <text:p>ADC conversion result (0..1023)</text:p>
          </table:table-cell>
          <table:table-cell table:style-name="ce34" table:formula="of:=FLOOR([.B13]/[.B14]*1024)" office:value-type="float" office:value="852" calcext:value-type="float">
            <text:p>852</text:p>
          </table:table-cell>
          <table:table-cell table:style-name="ce43"/>
          <table:table-cell table:style-name="ce11"/>
          <table:table-cell/>
        </table:table-row>
        <table:table-row table:style-name="ro2">
          <table:table-cell table:style-name="ce17" office:value-type="string" calcext:value-type="string">
            <text:p>tmBattery measurement result[mV]</text:p>
          </table:table-cell>
          <table:table-cell table:style-name="ce39" table:formula="of:=ROUND([.B16]/1024*[.B14]*[.B12])" office:value-type="float" office:value="2699" calcext:value-type="float">
            <text:p>2699</text:p>
          </table:table-cell>
          <table:table-cell table:style-name="ce11" table:number-columns-repeated="2"/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29" office:value-type="string" calcext:value-type="string">
            <text:p>Red cell color above indicates an error</text:p>
          </table:table-cell>
          <table:table-cell table:number-columns-repeated="3"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ATMega1284P.B13:ATMega1284P.B13">
            <calcext:condition calcext:apply-style-name="Error" calcext:value="formula-is([.B13]&gt;[.B14])" calcext:base-cell-address="ATMega1284P.B13"/>
          </calcext:conditional-format>
          <calcext:conditional-format calcext:target-range-address="ATMega1284P.B9:ATMega1284P.B9">
            <calcext:condition calcext:apply-style-name="Error" calcext:value="formula-is([.B9]&gt;[.D13]*1.1)" calcext:base-cell-address="ATMega1284P.B9"/>
          </calcext:conditional-format>
          <calcext:conditional-format calcext:target-range-address="ATMega1284P.B7:ATMega1284P.B7">
            <calcext:condition calcext:apply-style-name="Error" calcext:value="formula-is([.B7]&gt;[.B6])" calcext:base-cell-address="ATMega1284P.B7"/>
          </calcext:conditional-format>
          <calcext:conditional-format calcext:target-range-address="ATMega1284P.B11:ATMega1284P.B11">
            <calcext:condition calcext:apply-style-name="Error" calcext:value="&gt;1" calcext:base-cell-address="ATMega1284P.B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P0" style:volatile="true">
      <number:number number:decimal-places="3" loext:min-decimal-places="3" number:min-integer-digits="1"/>
    </number:number-style>
    <number:number-style style:name="N124" number:title="U~ser-defined">
      <style:text-properties fo:color="#ff0000"/>
      <number:text>-</number:text>
      <number:number number:decimal-places="3" loext:min-decimal-places="3" number:min-integer-digits="1"/>
      <style:map style:condition="value()&gt;=0" style:apply-style-name="N124P0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10:22.418745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7:16:34.754693349</meta:creation-date>
    <dc:date>2022-01-08T15:12:41.443031871</dc:date>
    <meta:editing-duration>PT2H34M57S</meta:editing-duration>
    <meta:editing-cycles>45</meta:editing-cycles>
    <meta:generator>LibreOffice/6.0.7.3$Linux_X86_64 LibreOffice_project/00m0$Build-3</meta:generator>
    <meta:document-statistic meta:table-count="2" meta:cell-count="64" meta:object-count="0"/>
  </office:meta>
</office:document-meta>
</file>